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Marquês de Pombal 2</text:p>
          </table:table-cell>
          <table:table-cell table:style-name="ce1" office:value-type="string" calcext:value-type="string">
            <text:p>Picoas</text:p>
          </table:table-cell>
          <table:table-cell table:style-name="ce1" office:value-type="string" calcext:value-type="string">
            <text:p>Saldanha 1</text:p>
          </table:table-cell>
          <table:table-cell table:style-name="ce1" office:value-type="string" calcext:value-type="string">
            <text:p>Campo Pequeno</text:p>
          </table:table-cell>
          <table:table-cell table:style-name="ce1" office:value-type="string" calcext:value-type="string">
            <text:p>Entre Campos</text:p>
          </table:table-cell>
          <table:table-cell table:style-name="ce1" office:value-type="string" calcext:value-type="string">
            <text:p>Cidade Universitári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Quinta das Conchas</text:p>
          </table:table-cell>
          <table:table-cell table:style-name="ce1" office:value-type="string" calcext:value-type="string">
            <text:p>Lumiar</text:p>
          </table:table-cell>
          <table:table-cell table:style-name="ce1" office:value-type="string" calcext:value-type="string">
            <text:p>Ameixoeira</text:p>
          </table:table-cell>
          <table:table-cell table:style-name="ce1" office:value-type="string" calcext:value-type="string">
            <text:p>Senhor Roubado</text:p>
          </table:table-cell>
          <table:table-cell table:style-name="ce1" office:value-type="string" calcext:value-type="string">
            <text:p>Odivela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4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4P0"/>
    </number:number-style>
    <number:number-style style:name="N10155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5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5P0"/>
    </number:number-style>
    <number:number-style style:name="N1015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6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6P0"/>
    </number:number-style>
    <number:number-style style:name="N10157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7P0"/>
    </number:number-style>
    <number:number-style style:name="N10158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8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8P0"/>
    </number:number-style>
    <number:number-style style:name="N10159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9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9P0"/>
    </number:number-style>
    <number:number-style style:name="N10160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0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0P0"/>
    </number:number-style>
    <number:number-style style:name="N10161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1P0"/>
    </number:number-style>
    <number:number-style style:name="N10162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2" style:volatile="true" number:language="pt" number:country="PT">
      <loext:text> </loext:text>
      <loext:fill-character> </loext:fill-character>
      <number:text>-    </number:text>
    </number:number-style>
    <number:text-style style:name="N10162" number:language="pt" number:country="PT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2" style:volatile="true" number:language="pt" number:country="PT">
      <loext:text> </loext:text>
      <loext:fill-character> </loext:fill-character>
      <number:text>- € </number:text>
    </number:number-style>
    <number:text-style style:name="N10163" number:language="pt" number:country="PT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4" number:language="pt" number:country="PT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5" number:language="pt" number:country="PT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 style:data-style-name="N2" text:time-value="05:16:51.80356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10:20.960111926</meta:creation-date>
    <dc:date>2020-04-30T05:18:37.746272109</dc:date>
    <meta:editing-duration>PT2M13S</meta:editing-duration>
    <meta:editing-cycles>3</meta:editing-cycles>
    <meta:generator>LibreOffice/6.0.7.3$Linux_X86_64 LibreOffice_project/00m0$Build-3</meta:generator>
    <meta:document-statistic meta:table-count="1" meta:cell-count="365" meta:object-count="0"/>
  </office:meta>
</office:document-meta>
</file>